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line-height="150%" fo:text-align="justify" style:justify-single-word="false" fo:text-indent="1.25in" style:auto-text-indent="false"/>
      <style:text-properties officeooo:rsid="00189549" officeooo:paragraph-rsid="0017774e"/>
    </style:style>
    <style:style style:name="P2" style:family="paragraph" style:parent-style-name="Standard">
      <style:paragraph-properties fo:margin-left="0in" fo:margin-right="0in" fo:line-height="150%" fo:text-align="justify" style:justify-single-word="false" fo:text-indent="1.25in" style:auto-text-indent="false"/>
      <style:text-properties officeooo:rsid="0013efaf" officeooo:paragraph-rsid="0013efaf"/>
    </style:style>
    <style:style style:name="P3" style:family="paragraph" style:parent-style-name="Standard">
      <style:paragraph-properties fo:margin-left="0in" fo:margin-right="0in" fo:line-height="150%" fo:text-align="justify" style:justify-single-word="false" fo:text-indent="1.25in" style:auto-text-indent="false"/>
      <style:text-properties officeooo:rsid="0013efaf" officeooo:paragraph-rsid="00198757"/>
    </style:style>
    <style:style style:name="P4" style:family="paragraph" style:parent-style-name="Standard">
      <style:paragraph-properties fo:margin-left="0in" fo:margin-right="0in" fo:line-height="150%" fo:text-align="justify" style:justify-single-word="false" fo:text-indent="1.25in" style:auto-text-indent="false"/>
      <style:text-properties officeooo:rsid="0013efaf" officeooo:paragraph-rsid="001ae74b"/>
    </style:style>
    <style:style style:name="P5" style:family="paragraph" style:parent-style-name="Standard">
      <style:paragraph-properties fo:margin-left="0in" fo:margin-right="0in" fo:line-height="150%" fo:text-align="justify" style:justify-single-word="false" fo:text-indent="1.25in" style:auto-text-indent="false"/>
      <style:text-properties officeooo:rsid="001488a9" officeooo:paragraph-rsid="001488a9"/>
    </style:style>
    <style:style style:name="P6" style:family="paragraph" style:parent-style-name="Standard">
      <style:paragraph-properties fo:margin-left="0in" fo:margin-right="0in" fo:line-height="150%" fo:text-align="justify" style:justify-single-word="false" fo:text-indent="1.25in" style:auto-text-indent="false"/>
      <style:text-properties officeooo:rsid="0015c182" officeooo:paragraph-rsid="001488a9"/>
    </style:style>
    <style:style style:name="P7" style:family="paragraph" style:parent-style-name="Standard">
      <style:paragraph-properties fo:margin-left="0in" fo:margin-right="0in" fo:line-height="150%" fo:text-align="justify" style:justify-single-word="false" fo:text-indent="1.25in" style:auto-text-indent="false"/>
      <style:text-properties officeooo:rsid="0015c182" officeooo:paragraph-rsid="0015c182"/>
    </style:style>
    <style:style style:name="P8" style:family="paragraph" style:parent-style-name="Standard">
      <style:paragraph-properties fo:margin-left="0in" fo:margin-right="0in" fo:line-height="150%" fo:text-align="justify" style:justify-single-word="false" fo:text-indent="1.25in" style:auto-text-indent="false"/>
      <style:text-properties officeooo:rsid="0017774e" officeooo:paragraph-rsid="0017774e"/>
    </style:style>
    <style:style style:name="P9" style:family="paragraph" style:parent-style-name="Standard">
      <style:paragraph-properties fo:margin-left="0in" fo:margin-right="0in" fo:line-height="150%" fo:text-align="justify" style:justify-single-word="false" fo:text-indent="1.25in" style:auto-text-indent="false"/>
      <style:text-properties fo:font-variant="normal" fo:text-transform="none" fo:letter-spacing="normal" fo:font-style="normal" fo:font-weight="normal" officeooo:paragraph-rsid="0017774e" fo:padding="0in" fo:border="none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widows="1" fo:text-indent="1.25in" style:auto-text-indent="false"/>
      <style:text-properties fo:font-variant="normal" fo:text-transform="none" fo:letter-spacing="normal" fo:font-style="normal" fo:font-weight="normal" officeooo:rsid="00198757" officeooo:paragraph-rsid="00198757" fo:padding="0in" fo:border="none"/>
    </style:style>
    <style:style style:name="P11" style:family="paragraph" style:parent-style-name="Standard">
      <style:paragraph-properties fo:margin-left="0in" fo:margin-right="0in" fo:line-height="150%" fo:text-align="justify" style:justify-single-word="false" fo:text-indent="1.25in" style:auto-text-indent="false"/>
      <style:text-properties officeooo:rsid="00198757" officeooo:paragraph-rsid="001ae74b"/>
    </style:style>
    <style:style style:name="P12" style:family="paragraph" style:parent-style-name="Standard">
      <style:paragraph-properties fo:margin-left="0in" fo:margin-right="0in" fo:line-height="150%" fo:text-align="justify" style:justify-single-word="false" fo:text-indent="1.25in" style:auto-text-indent="false"/>
      <style:text-properties fo:font-style="normal" officeooo:rsid="001c0200" officeooo:paragraph-rsid="001c0200" style:font-style-asian="normal" style:font-style-complex="normal"/>
    </style:style>
    <style:style style:name="P13" style:family="paragraph" style:parent-style-name="Standard">
      <style:paragraph-properties fo:margin-left="0in" fo:margin-right="0in" fo:line-height="150%" fo:text-align="justify" style:justify-single-word="false" fo:text-indent="1.25in" style:auto-text-indent="false"/>
      <style:text-properties officeooo:rsid="001488a9" officeooo:paragraph-rsid="001488a9"/>
    </style:style>
    <style:style style:name="P14" style:family="paragraph" style:parent-style-name="Standard">
      <style:paragraph-properties fo:margin-left="0in" fo:margin-right="0in" fo:line-height="150%" fo:text-align="justify" style:justify-single-word="false" fo:text-indent="1.25in" style:auto-text-indent="false"/>
      <style:text-properties officeooo:rsid="0017774e" officeooo:paragraph-rsid="0017774e"/>
    </style:style>
    <style:style style:name="P15" style:family="paragraph" style:parent-style-name="Standard">
      <style:paragraph-properties fo:margin-left="0in" fo:margin-right="0in" fo:line-height="150%" fo:text-align="justify" style:justify-single-word="false" fo:text-indent="1.25in" style:auto-text-indent="false"/>
      <style:text-properties officeooo:rsid="001c0200" officeooo:paragraph-rsid="001df86b"/>
    </style:style>
    <style:style style:name="T1" style:family="text">
      <style:text-properties officeooo:rsid="001488a9"/>
    </style:style>
    <style:style style:name="T2" style:family="text">
      <style:text-properties officeooo:rsid="0017774e"/>
    </style:style>
    <style:style style:name="T3" style:family="text">
      <style:text-properties officeooo:rsid="00189c48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488a9" style:font-style-asian="italic" style:font-style-complex="italic"/>
    </style:style>
    <style:style style:name="T6" style:family="text">
      <style:text-properties fo:font-style="italic" officeooo:rsid="001ae74b" style:font-style-asian="italic" style:font-style-complex="italic"/>
    </style:style>
    <style:style style:name="T7" style:family="text">
      <style:text-properties fo:font-style="italic" officeooo:rsid="001c0200" style:font-style-asian="italic" style:font-style-complex="italic"/>
    </style:style>
    <style:style style:name="T8" style:family="text">
      <style:text-properties fo:font-style="italic" style:text-underline-style="solid" style:text-underline-width="auto" style:text-underline-color="font-color" officeooo:rsid="001488a9" style:font-style-asian="italic" style:font-style-complex="italic"/>
    </style:style>
    <style:style style:name="T9" style:family="text">
      <style:text-properties officeooo:rsid="001ae74b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officeooo:rsid="001c0200" style:font-style-asian="normal" style:font-style-complex="normal"/>
    </style:style>
    <style:style style:name="T12" style:family="text">
      <style:text-properties officeooo:rsid="001c0200"/>
    </style:style>
    <style:style style:name="T13" style:family="text">
      <style:text-properties officeooo:rsid="001d324a"/>
    </style:style>
    <style:style style:name="T14" style:family="text">
      <style:text-properties officeooo:rsid="001df86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TRODUÇÃO</text:p>
      <text:p text:style-name="P2"/>
      <text:p text:style-name="P3">O <text:span text:style-name="T13">impacto</text:span> da internet no cotidiano do ser humano hoje, pode ser considerado imensurável, está presente <text:span text:style-name="T13">em nossas vidas</text:span> de v<text:span text:style-name="T14">á</text:span>rias formas e intensidade<text:span text:style-name="T13">s</text:span>. Forouzan define a internet como a composição de duas ou mais redes (grupo de dispositivos conectados que se comunicam) que podem, <text:span text:style-name="T1">por sua vez,</text:span> comunicar entre si. <text:span text:style-name="T14">Em outras palavras: a Internet é um método de interconexão de redes físicas e um conjunto de convenções para uso de redes que permite a interação dos computadores que elas alcançam [1] (no contexto atual, podemos considerar computadores como qualquer dispositivo final que tenha capacidade de acesso à internet).</text:span></text:p>
      <text:p text:style-name="P3"/>
      <text:p text:style-name="P11">Todas as atividades na internet que envolvem duas ou mais entidades remostas comunicantes são governadas por um protocolo, o qual define um formado e a ordem das mensagens trocadas entre estas entidades, bem como as ações realizadas na transmissão e/ou no recebimento de uma mensagem ou outro evento[<text:span text:style-name="T14">2</text:span>].</text:p>
      <text:p text:style-name="P3"/>
      <text:p text:style-name="P4">Em 1973, Cerf e Kahn, delinearam estes protocolos, considerados uma nova versão do NCP (<text:span text:style-name="T4">Network Control Protocol,</text:span> software que fornecia a comunicação entre <text:span text:style-name="T4">hosts</text:span>). O artigo publicado sobre o protocolo de controle de transmissão (TCP) <text:span text:style-name="T3">incluía</text:span> conceitos como encapsulamento, datagrama e funções de gateway. <text:span text:style-name="T1">O conjunto de protocolos TCP/IP é constituído de cinco camadas: física, enlace de dados, rede, transporte e aplicativo. </text:span></text:p>
      <text:p text:style-name="P4"/>
      <text:p text:style-name="P4"><text:span text:style-name="T1">Posteriormente os protocolos de controle de transmissão TCP foi dividido em dois protocolos distintos: TCP </text:span><text:span text:style-name="T5">(</text:span><text:span text:style-name="T8">Transmission Control Protocol</text:span><text:span text:style-name="T5">)</text:span><text:span text:style-name="T1"> e IP (</text:span><text:span text:style-name="T5">Internetworking Protocol</text:span><text:span text:style-name="T1">). O IP traria o roteamento de datagramas enquanto o TCP seria responsável pelas funções de níveis mais altos, como segmentação, remontagem e detecção de erros. O protocolo de interligação em rede tornou-se então conhecido como TCP/IP[3].</text:span></text:p>
      <text:p text:style-name="P3"/>
      <text:p text:style-name="P5">Em 1983, o TCP/IP tornou-se o protocolo oficial (em detrimento dos protocolos originais da ARPANET). Ou seja, <text:span text:style-name="T9">a partir</text:span> de então, para usar a Internet para acessar um computador em uma rede diferente, tornou-se necessário executar o TCP/IP.</text:p>
      <text:p text:style-name="P5"/>
      <text:p text:style-name="P6"/>
      <text:p text:style-name="P7">MOTIVAÇÃO E OBJETIVO</text:p>
      <text:p text:style-name="P7"/>
      <text:p text:style-name="P7">Dada tal <text:span text:style-name="T2">importância</text:span> ao protocolo TCP/IP é de suma importância o entendimento <text:soft-page-break/>deste e seu funcionamento n<text:span text:style-name="T2">os cursos voltados para tecnologia que tem a disciplina de rede em seu curriculo, como Ciência da Computação, Engenharia da Computação, Sistema de Informação e etc. Com o objetivo de facilitar o aprendizado e o conhecimento de como este protocolo se comporta foi idealizado neste trabalho a construção de aplicações que simulem as camadas presentes no protocolo TCP/IP e gerem arquivos, que representam as informações passadas entre estas camadas. Idealmente essa simulação deve ser capaz de passar informações dentro de uma mesma rede.</text:span></text:p>
      <text:p text:style-name="P7"/>
      <text:p text:style-name="P8">RELEVANCIA</text:p>
      <text:p text:style-name="P8"/>
      <text:p text:style-name="P8"><text:span text:style-name="T13">No ambito prático e</text:span>ste simulador deve representar uma contribuição significativa para o aprendizado na disciplina de redes em inúmeros cursos de graduação. <text:span text:style-name="T13">Cientificamente, este trabalho pode </text:span>ainda incentivar a pesquisa na área cientifica sobre o funcionamento de protocolos e <text:span text:style-name="T13">possíveis</text:span> inovações tecnologias capazes <text:span text:style-name="T13">de </text:span>melhorar o funcionamento de uma rede.</text:p>
      <text:p text:style-name="P8"/>
      <text:p text:style-name="P8">RESULTADOS ESPERADOS</text:p>
      <text:p text:style-name="P8"/>
      <text:p text:style-name="P1">Este trabalho deve desenvolver 4 aplicações distintas, que representem as camadas de aplicação, transporte, rede e enlace de dados. A comunicação entre diferentes sistemas finais deverá ocorrer por meio do modelo cliente servidor. A cada camada, quando informações forem adicionadas ao pacote de uma requisição, feita na camada de aplicação, os algoritmos desenvolvidos devem gerar arquivos de texto empilhando tais informações.</text:p>
      <text:p text:style-name="P8"/>
      <text:p text:style-name="P8">METODOLOGIA</text:p>
      <text:p text:style-name="P8"/>
      <text:p text:style-name="P8">INFRAESTRUTURA NECESSÁRIA</text:p>
      <text:p text:style-name="P8"/>
      <text:p text:style-name="P8"/>
      <text:p text:style-name="P8">CRONOGRAMA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BIBLIOGRAFIA BÁSICA</text:p>
      <text:p text:style-name="P9"/>
      <text:p text:style-name="P15">[<text:span text:style-name="T14">1</text:span>] COMER, Douglas E. <text:span text:style-name="T4">Interligação de redes com TCP/IP, volume 1:</text:span><text:span text:style-name="T10"> princípios, protocolos e arquitetura. Tradução Daniel Vieira; revisão técnica Sérgio Guedes. 5. ed. Rio de Janeiro: Elsevier, 2006.</text:span></text:p>
      <text:p text:style-name="P10">[<text:span text:style-name="T14">2</text:span>] KUROSE, <text:span text:style-name="T12">James F.</text:span>; ROSS, <text:span text:style-name="T12">Keith W</text:span>. <text:span text:style-name="T6">Redes de computadores e a internet: </text:span><text:span text:style-name="T11">uma abordagem top-down. tradução Daniel Vieira; revisão técnica Wagner Luiz Zucchi. 6. ed. São Paulo: Pearson, 2013.</text:span></text:p>
      <text:p text:style-name="P10">[<text:span text:style-name="T14">3</text:span>] FOROUZAN, <text:span text:style-name="T12">Behrouz A.; FEGAN, Sophia C. </text:span><text:span text:style-name="T7">Protocolo TCP/IP. </text:span><text:span text:style-name="T11">tradução João Eduardo Nóbrega Tortello; revisão técnica Flávio Soares Corrêa da Silva, Roberto Hirata Jr. 3. ed. São Paulo: McGrow-Hill, 2008. </text:span></text:p>
      <text:p text:style-name="P12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8T13:07:27.039833175</meta:creation-date>
    <dc:date>2016-03-08T21:00:12.710695196</dc:date>
    <meta:editing-duration>PT1H5M33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3" meta:paragraph-count="19" meta:word-count="618" meta:character-count="4142" meta:non-whitespace-character-count="3541"/>
  </office:meta>
</office:document-meta>
</file>